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middle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5" style:family="paragraph" style:parent-style-name="Standard">
      <style:text-properties style:font-name="Arial" fo:font-size="5pt" style:font-size-asian="5pt" style:font-size-complex="5pt"/>
    </style:style>
    <style:style style:name="P6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in" fo:margin-right="0in" fo:margin-top="0.0598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4" style:family="paragraph" style:parent-style-name="Text_20_body">
      <style:text-properties style:font-name="Arial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font-weight="bold" style:font-size-asian="10pt" style:font-weight-asian="bold" style:font-name-complex="Arial" fo:hyphenate="false" fo:hyphenation-remain-char-count="2" fo:hyphenation-push-char-count="2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-complex="Ari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fo:language="en" fo:country="US" fo:font-style="normal" style:font-style-asian="normal" style:font-style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background-color="transparen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10pt" fo:language="en" fo:country="US" style:text-underline-style="none" fo:font-weight="bold" style:font-size-asian="10pt" style:font-name-complex="Arial"/>
    </style:style>
    <style:style style:name="T23" style:family="text">
      <style:text-properties fo:font-size="10pt" fo:language="en" fo:country="US" style:font-size-asian="10pt" style:font-name-complex="Arial"/>
    </style:style>
    <style:style style:name="T24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8" style:family="text">
      <style:text-properties fo:font-size="10pt" style:font-size-asian="10pt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14"><text:span text:style-name="T15">AT2327 Alarm Dosimeter</text:span><text:span text:style-name="T22"><text:tab/></text:span><text:span text:style-name="T23">Date of calibration: </text:span><text:span text:style-name="T24">$date</text:span><text:span text:style-name="T27">.</text:span></text:p>
      <text:p text:style-name="P4"/>
      <text:p text:style-name="P3"><text:span text:style-name="T23">SN</text:span><text:span text:style-name="T28">: </text:span><text:span text:style-name="T25">$serial</text:span></text:p>
      <text:p text:style-name="P5"/>
      <text:p text:style-name="P7"><text:span text:style-name="T23">Type: </text:span><text:span text:style-name="T26">BDKG-11</text:span></text:p>
      <text:p text:style-name="P5"/>
      <text:p text:style-name="P8">Measurement limits: <text:span text:style-name="T19">BDKG-11: γ 0.01 µSv/h – 100 µSv/h; </text:span></text:p>
      <text:p text:style-name="P6"/>
      <text:p text:style-name="P8">Measurement error: <text:span text:style-name="T19">BDKG-11: ±15%</text:span></text:p>
      <text:p text:style-name="P13"/>
      <text:p text:style-name="P8">Operating conditions:</text:p>
      <text:p text:style-name="P35"><text:span text:style-name="T6">Air temperature<text:tab/></text:span><text:span text:style-name="T16"><text:tab/><text:tab/><text:tab/><text:tab/>+</text:span><text:span text:style-name="T6">$temp</text:span><text:span text:style-name="T16"> °</text:span><text:span text:style-name="T6">C</text:span></text:p>
      <text:p text:style-name="P35"><text:span text:style-name="T6">Atmospheric pressure<text:tab/></text:span><text:span text:style-name="T6"><text:tab/><text:tab/><text:tab/>98,5 kPa</text:span></text:p>
      <text:p text:style-name="P35"><text:span text:style-name="T6">Relative humidity<text:tab/><text:tab/></text:span><text:span text:style-name="T6"><text:tab/><text:tab/><text:tab/>$vlag %</text:span></text:p>
      <text:p text:style-name="P36">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15">Calibration means:</text:p>
      <text:p text:style-name="P37">$eng_facility_110;</text:p>
      <text:list xml:id="list2836716177422412427" text:style-name="L1">
        <text:list-header>
          <text:p text:style-name="P38"/>
        </text:list-header>
      </text:list>
      <text:p text:style-name="P9">Calibration data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4">BDKG-11 (</text:span><text:span text:style-name="T7">γ</text:span><text:span text:style-name="T4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10">Ḣ</text:span><text:span text:style-name="T13">oi</text:span><text:span text:style-name="T17">(10)</text:span></text:p>
          </table:table-cell>
          <table:table-cell table:style-name="t1.B2" table:number-rows-spanned="3" office:value-type="string">
            <text:p text:style-name="P27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2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0">Relative gamma radiation dose rate measure-ment</text:span> error</text:p>
            <text:p text:style-name="P24"><text:span text:style-name="T10">θ</text:span><text:span text:style-name="T14">пр</text:span><text:span text:style-name="T13">i</text:span>, %</text:p>
          </table:table-cell>
          <table:table-cell table:style-name="t1.B2" table:number-rows-spanned="3" office:value-type="string">
            <text:p text:style-name="P28">Confidence limit of the intrinsic <text:s/>relative error <text:span text:style-name="T21">Δ</text:span><text:span text:style-name="T13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1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1.D3" table:number-columns-spanned="3" office:value-type="string">
            <text:p text:style-name="P21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1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0">H</text:span><text:span text:style-name="T11">1</text:span></text:p>
          </table:table-cell>
          <table:table-cell table:style-name="t1.D3" office:value-type="string">
            <text:p text:style-name="P33"><text:span text:style-name="T5">H</text:span><text:span text:style-name="T11">2</text:span></text:p>
          </table:table-cell>
          <table:table-cell table:style-name="t1.D3" office:value-type="string">
            <text:p text:style-name="P33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4">0.03</text:span> <text:span text:style-name="T8">µ</text:span>Sv/h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1.A5" office:value-type="string">
            <text:p text:style-name="P11"><text:span text:style-name="T4">0.0</text:span>7 <text:span text:style-name="T8">µ</text:span>Sv/h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4">0.7</text:span> <text:span text:style-name="T8">µ</text:span>Sv/h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µ</text:span>Sv/h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>
          <table:table-cell table:style-name="t1.A9" office:value-type="string">
            <text:p text:style-name="P11">70 <text:span text:style-name="T8">µ</text:span>Sv/h</text:p>
          </table:table-cell>
          <table:table-cell table:style-name="t1.B9" office:value-type="string">
            <text:p text:style-name="P12">$1-34.</text:p>
          </table:table-cell>
          <table:table-cell table:style-name="t1.B9" office:value-type="string">
            <text:p text:style-name="P12">$1-44.</text:p>
          </table:table-cell>
          <table:table-cell table:style-name="t1.B9" office:value-type="string">
            <text:p text:style-name="P12">$1-54.</text:p>
          </table:table-cell>
          <table:table-cell table:style-name="t1.B9" office:value-type="string">
            <text:p text:style-name="P12">$1-64.</text:p>
          </table:table-cell>
          <table:table-cell table:style-name="t1.B9" office:value-type="string">
            <text:p text:style-name="P12">$1-74.</text:p>
          </table:table-cell>
          <table:table-cell table:style-name="t1.B9" office:value-type="string">
            <text:p text:style-name="P12">$1-84.</text:p>
          </table:table-cell>
          <table:table-cell table:style-name="t1.B9" office:value-type="string">
            <text:p text:style-name="P12">$1-04.</text:p>
          </table:table-cell>
          <table:table-cell table:style-name="t1.B9" office:value-type="string">
            <text:p text:style-name="P12">$1-14.</text:p>
          </table:table-cell>
          <table:table-cell table:style-name="t1.B9" office:value-type="string">
            <text:p text:style-name="P12">$1-24.</text:p>
          </table:table-cell>
          <table:covered-table-cell/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20">(signature)</text:p>
          </table:table-cell>
        </table:table-row>
        <table:table-row>
          <table:table-cell table:style-name="Таблица1.A1" office:value-type="string">
            <text:p text:style-name="P17">Technical control: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0">(signature)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398in" fo:margin-bottom="0.0681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2-27T14:49:08.49</dc:date>
    <meta:print-date>2019-04-03T15:18:00</meta:print-date>
    <meta:editing-cycles>152</meta:editing-cycles>
    <meta:editing-duration>PT10H52M13S</meta:editing-duration>
    <meta:generator>OpenOffice/4.1.6$Win32 OpenOffice.org_project/416m1$Build-9790</meta:generator>
    <meta:document-statistic meta:table-count="2" meta:image-count="1" meta:object-count="0" meta:page-count="1" meta:paragraph-count="93" meta:word-count="182" meta:character-count="1288"/>
  </office:meta>
</office:document-meta>
</file>